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2C2EB111F73B70F2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4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bff83" officeooo:paragraph-rsid="001bff83"/>
    </style:style>
    <style:style style:name="P3" style:family="paragraph" style:parent-style-name="Table_20_Contents">
      <style:text-properties fo:language="pt" fo:country="BR" officeooo:rsid="001bff83" officeooo:paragraph-rsid="001bff83"/>
    </style:style>
    <style:style style:name="P4" style:family="paragraph" style:parent-style-name="Table_20_Contents">
      <style:text-properties fo:language="pt" fo:country="BR" officeooo:rsid="001c6a80" officeooo:paragraph-rsid="001c6a80"/>
    </style:style>
    <style:style style:name="P5" style:family="paragraph" style:parent-style-name="Table_20_Contents">
      <style:text-properties fo:language="pt" fo:country="BR" officeooo:rsid="001d6695" officeooo:paragraph-rsid="001d6695"/>
    </style:style>
    <style:style style:name="P6" style:family="paragraph" style:parent-style-name="Table_20_Contents">
      <style:text-properties officeooo:rsid="001e00ee" officeooo:paragraph-rsid="001e00ee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TCP: Incast Congestion Control for TCP in Data Center Networks</text:p>
      <text:p text:style-name="P1"/>
      <text:p text:style-name="P1">1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Para sanar o TCP-Incast, que é um congestionamento que ocorre quando vários servidores fazem requisição em uma rede de alta velocidade e baixa latência, tal como em Data Centers</text:p>
            <text:p text:style-name="P3"/>
            <text:p text:style-name="P3">Ajuste da cwnd proatiamente, antes da perda</text:p>
            <text:p text:style-name="P3"/>
            <text:p text:style-name="P3">Different from the previous ap-</text:p>
            <text:p text:style-name="P3">proach to mitigate the impact of incast congestion by a fine</text:p>
            <text:p text:style-name="P3">grained timeout value, our idea is to design an ICTCP (Incast</text:p>
            <text:p text:style-name="P3">congestion Control for TCP) scheme at the receiver side. In</text:p>
            <text:p text:style-name="P3">particular, our method adjusts TCP receive window proac-</text:p>
            <text:p text:style-name="P3">tively before packet drops occur.</text:p>
            <text:p text:style-name="P3"/>
          </table:table-cell>
        </table:table-row>
      </table:table>
      <text:p text:style-name="P1"/>
      <text:p text:style-name="P1">2. BACKGROUND AND MOTIVATION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O incast é uma realidade, ainda mais com Big-Data</text:p>
          </table:table-cell>
        </table:table-row>
      </table:table>
      <text:p text:style-name="P1"/>
      <text:p text:style-name="P2">3.DESIGN RATIONALE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Como mexe na janela de recepção, é 100%compatível.</text:p>
            <text:p text:style-name="P4">No incast, o congestionamento está “ao lado” do receptor</text:p>
            <text:p text:style-name="P4">No lado do receptor, pois ele sabe qual foi a melhor taxa experimentada</text:p>
            <text:p text:style-name="P4">Só para redes DataCenters like</text:p>
            <text:p text:style-name="P5">Para deixar os de maisr RTT, conexões externas ao DataCenter intactas</text:p>
            <text:p text:style-name="P4"/>
          </table:table-cell>
        </table:table-row>
      </table:table>
      <text:p text:style-name="P2"/>
      <text:p text:style-name="P2"/>
      <text:p text:style-name="P2">4. ICTCP ALGORITHM</text:p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Baseado na equação a seguir:</text:p>
            <text:p text:style-name="P6"/>
            <text:p text:style-name="P6"><draw:frame draw:style-name="fr1" draw:name="Figura1" text:anchor-type="char" svg:width="7.056cm" svg:height="0.776cm" draw:z-index="0"><draw:image xlink:href="Pictures/10000000000001900000002C2EB111F73B70F232.png" xlink:type="simple" xlink:show="embed" xlink:actuate="onLoad" draw:mime-type="image/png"/></draw:frame></text:p>
            <text:p text:style-name="P6"/>
            <text:p text:style-name="P6"/>
            <text:p text:style-name="P6">BW<text:span text:style-name="T1">A</text:span> é a cota </text:p>
            <text:p text:style-name="P6">em t se calcula a cota de t+1</text:p>
            <text:p text:style-name="P6"/>
            <text:p text:style-name="P6"/>
            <text:p text:style-name="P6"/>
            <text:p text:style-name="P6">When the receiver detects that the available bandwidth</text:p>
            <text:p text:style-name="P6">BWA becomes smaller than a threshold, ICTCP</text:p>
            <text:p text:style-name="P6">starts to decrease the receiver window of some selected</text:p>
            <text:p text:style-name="P6">connections to prevent congestion.</text:p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0:48:13.423000000</dc:date>
    <meta:editing-duration>PT1H7M30S</meta:editing-duration>
    <meta:editing-cycles>4</meta:editing-cycles>
    <meta:generator>LibreOffice/7.4.2.3$Windows_X86_64 LibreOffice_project/382eef1f22670f7f4118c8c2dd222ec7ad009daf</meta:generator>
    <meta:document-statistic meta:table-count="4" meta:image-count="1" meta:object-count="0" meta:page-count="1" meta:paragraph-count="26" meta:word-count="207" meta:character-count="1244" meta:non-whitespace-character-count="1062"/>
  </office:meta>
</office:document-meta>
</file>